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21cm" fo:break-before="auto" style:use-optimal-row-height="true"/>
    </style:style>
    <style:style style:name="ro5" style:family="table-row">
      <style:table-row-properties style:row-height="3.106cm" fo:break-before="auto" style:use-optimal-row-height="true"/>
    </style:style>
    <style:style style:name="ro6" style:family="table-row">
      <style:table-row-properties style:row-height="1.579cm" fo:break-before="auto" style:use-optimal-row-height="true"/>
    </style:style>
    <style:style style:name="ro7" style:family="table-row">
      <style:table-row-properties style:row-height="4.006cm" fo:break-before="auto" style:use-optimal-row-height="true"/>
    </style:style>
    <style:style style:name="ro8" style:family="table-row">
      <style:table-row-properties style:row-height="1.988cm" fo:break-before="auto" style:use-optimal-row-height="true"/>
    </style:style>
    <style:style style:name="ro9" style:family="table-row">
      <style:table-row-properties style:row-height="4.796cm" fo:break-before="auto" style:use-optimal-row-height="true"/>
    </style:style>
    <style:style style:name="ro10" style:family="table-row">
      <style:table-row-properties style:row-height="3.217cm" fo:break-before="auto" style:use-optimal-row-height="true"/>
    </style:style>
    <style:style style:name="ro11" style:family="table-row">
      <style:table-row-properties style:row-height="1.96cm" fo:break-before="auto" style:use-optimal-row-height="true"/>
    </style:style>
    <style:style style:name="ro12" style:family="table-row">
      <style:table-row-properties style:row-height="1.344cm" fo:break-before="auto" style:use-optimal-row-height="true"/>
    </style:style>
    <style:style style:name="ro13" style:family="table-row">
      <style:table-row-properties style:row-height="2.427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5T08:54:26.67">
            <text:p>1225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미케만. (2) 고쳬까지 주었던 후 서 쪽으로. &lt;2&gt; `소 구획`의 한 구 획. 낙엽이 쌓여있는 곳. 크로가 나왔다. <text:s/>(3) 내가 공원에 도착한 때는 늦었다. 8시를 지났었덜까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wudziesty czwar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od kilku dni, zacząłem dmuchać shakuhach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6T08:22:10.83">
            <text:p>1226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정위치 옹벽에 도착한 때 미케만. (2) 계단 쪽으로 보면, 한 그림자. 크로가 온 데 이었다. (3) 옹벽에의 돌아가기. &lt;2&gt; 미케를 먼저 잡고. &lt;3&gt; 그러자, 이전에도 그렇지만, 크로는 내가 잡고 하려면, 도망쳐 버린다. 스스로 보도 쪽으로 나가서 옹벽에 올라온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dwudziesty p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źwięk `dai-kan`-u. Na dziurze trzecim i czwartym. &lt;2&gt; Mogłem robić długie dmuchanie. To jest pierwszym razem. /</text:p>
            <text:p>shaku : (1) ćwiczenie wydmuchania na każdym dziurze. (2) Swobodna gra. Nagrałem to na telefonie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7T11:31:06.4">
            <text:p>122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와 미케, 거의 동시에 나왔다. 평평자리 근처. (2) 돌아갈 때 다시, 크로는 스스로 돌아갔다. &lt;2&gt; 보도 쪽에서 옹벽 위로 올랐던 때, 먼저 울타리 속으로 들어갔다. &lt;3&gt; 잠시 후 돌출 뒤에서 나왔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wudziesty siód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 `dai-kan`-u. (2) Wygląda, że warga górna też wpływa[influence na dźwięk. &lt;2&gt; szczególnie, jak dla `dai-kan`-u, gdy zaciągniesz[pull górną wargę ponad dziurze, `dai-kan` wychodzi łatwiej[easier, tzn., z mniejszym napięciem[tension mięśni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29T10:53:45.65">
            <text:p>12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, 서 쪽의 `소 구획` 서. (2) 마사지 후. 전 회의 후 생각했던 것에 따라. &lt;2&gt; 크로를 먼저 잡고, 가슴에 안아, 옹벽으로 돌아갔다. &lt;3&gt; 내가 크로를 올렸던 동안, 미케는 내 발밑에서 멈춰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wtorek, dwudziesty ósm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. Zacząłem wydmuchania na dziurach drugim i piątym. &lt;2&gt; Jak dla dziury piątego, miałem kilka okazji wydmuchania. (2) Podczas wydmuchania, miałem na myśli to, że używam mniej siły mięśni do kształtwania ust i okolic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31T12:19:22.57">
            <text:p>123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크로만. (1) 이미 먼저 계단 남 쪽의 한 나무 뿌리서. &lt;2&gt; 미케는 결국 오지 않았다. &lt;3&gt; 서 쪽으로 갔지만, 없어. (2) 크로는 고체 후, 다시 지상으로 내려왔다. 이 때의 돌아가기 때, 크로를 가슴에 올려, 잠시 그 자리서 서 있었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trzydziesiąty grud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, ćwiczenie dla `kan`-u, swoiście, `kan`-u na dziurze szóstym i siódmym. (2) `dai-kan`. Na dziurach trzecim i czwarty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1T14:22:04.130001">
            <text:p>01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내려오지 않았다. (2) 잠시 평평자리서 미케만과 `뒹굴`. (3) 그리고 미케를 잡고, 옹벽으로. &lt;2&gt; 일단 미케를 내려서, 옹벽 위에 있는 크로에게 먹이. &lt;3&gt; 그러자, 미케는 스스로 보도 쪽으로 가서 버렸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trzydziesiąty pierwszy grudnia. ostatni dzień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/>
          <table:table-cell table:style-name="ce2" table:formula="of:=[.B1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`dai-kan`. (2) Każdym razem, pewna różnica, która skłania mnie do podniesienia kij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2T11:22:16.71">
            <text:p>01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모두 서 쪽에서. (2) 마사지 도중서, 미케가 먼저 시작했는지, 뭔가 무서운 모습을 보였다. &lt;2&gt; 나에서 떠러졌다. &lt;3&gt; 그리고 크로는 운동장 <text:s/>구석, 계단 앞에 있는 나무 뿌리로 가서 발톱으로 뿌리를 긁기 시작한다. &lt;4&gt; 내가 가까오면, 달리기 시작해, 보도 쪽으로 도망쳐 버린다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0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sobota, pierwszy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1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awie taki sam jak w poprzedniej sesji. (2) `dai-kan`. Kształtwanie kształt ust, których metoda, może być także, przez przejście z `o-tu` -u do `dai-kan`-u, zamiast z `kan`-u, metoda, z której do tej pory korzystałem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2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نص. نصوص. نصوص ياباني. / نصوص ياباني قديم.</text:p>
          </table:table-cell>
          <table:table-cell table:style-name="ce13" office:value-type="string" table:number-columns-spanned="2" table:number-rows-spanned="1">
            <text:p>nas^[text / nus^uws^[texts / * / nus^uws^ yaabaaniyu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3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قرا. قرأت النصوص ياباني قديم.</text:p>
          </table:table-cell>
          <table:table-cell table:style-name="ce13" office:value-type="string" table:number-columns-spanned="2" table:number-rows-spanned="1">
            <text:p>anaa uqra[read / qaraat[i-read / alnus^uws^[texts / yaabaaniy qadiym[old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2-01-03T11:29:47.73">
            <text:p>01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마사지 후 돌아가기. &lt;1&gt; 먼저 크로를 잡고 옹벽으로. &lt;2&gt; 크로를 올련 후 미케를 잡고 하려 시작한다. <text:s/>그 때, 하지만, 크로가 기침을 시작한다. (2) 그 때엔 크로를 그대로 두고, 미케를 잡고 옹벽으로 올렸다. (3) 그 후 크로의 모습을 보았다. &lt;1&gt; 기침은 다스리는 거의 진정하게 된 것 처럼 보인다. &lt;2&gt; 옹벽 위, 울타리 바로 앞에 가만히 하고있다. &lt;3&gt; 버려진다고 생각한 것인가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niedziele, drugi stycznia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2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`dai-kan` na trzecim dziurze. &lt;1&gt; Kształt ust. Wygląda, że kształt może być jak poniżej[following : &lt;1&gt; Podnosisz[raise dolną wargę. &lt;2&gt; Następnie, sam środek wargi dolnej, to wyginasz[bend ją, aby tworząc niszę[niche, obniżony[lowered kształt, jakby dolinę[valley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2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1" office:value-type="string">
            <text:p>اواصل قراءة النصوص ياباني قديم.</text:p>
          </table:table-cell>
          <table:table-cell table:style-name="ce13" office:value-type="string" table:number-columns-spanned="2" table:number-rows-spanned="1">
            <text:p>awaas^il[i-keep / qiraa'ata[read / al-nus^uws^[texts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5">
            <text:p>5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1" office:value-type="string">
            <text:p>أنا أيضا أنسخ هذه النصوص.</text:p>
          </table:table-cell>
          <table:table-cell table:style-name="ce13" office:value-type="string" table:number-columns-spanned="2" table:number-rows-spanned="1">
            <text:p>* / ayd^aa[<text:a xlink:href="mailto:takz@e">takz@e</text:a> / anisxu[kopiuje_ / hadzihi[these</text:p>
          </table:table-cell>
          <table:covered-table-cell table:style-name="ce13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9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магнети'т[자철석 успокаивает[진정시킵니다 нервы[신경.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30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要是变量 y 是 x 的函数，而且，y 的导数, y`, 可能用 x 的表示式被表现的话，就是说，&lt;a&gt; y = y(x), y` = f(x). （2）那就，∫y` = ∫ f(x)， 就是说，y` 的积分与 f(x) 的积分也是相同的。</text:p>
          </table:table-cell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1-03T12:13:52.42">
            <text:p>0103 <text:s/>121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2-01-03T12:13:52.42">
            <text:p>0103 <text:s/>1213</text:p>
          </table:table-cell>
          <table:table-cell table:style-name="ce7" table:formula="of:=NOW()" office:value-type="date" office:date-value="2022-01-03T12:13:53.86">
            <text:p>0103 <text:s/>121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1-03T12:13:53.86">
            <text:p>0103 <text:s/>1213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2022/01/03</text:date>, <text:time>12:13:5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1-03T12:13:53.60</dc:date>
    <dc:creator>iwabuchi ken</dc:creator>
    <meta:editing-duration>P10DT21H11M55S</meta:editing-duration>
    <meta:editing-cycles>1586</meta:editing-cycles>
    <meta:generator>OpenOffice/4.1.3$Win32 OpenOffice.org_project/413m1$Build-9783</meta:generator>
    <meta:document-statistic meta:table-count="1" meta:cell-count="224" meta:object-count="0"/>
  </office:meta>
</office:document-meta>
</file>